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sortowanie bąbelkow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sortowanie przez wybór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rok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sortowanie przez wstawi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45:33.756829748</meta:creation-date>
    <dc:date>2019-01-04T14:13:41.535599188</dc:date>
    <meta:editing-duration>PT7M27S</meta:editing-duration>
    <meta:editing-cycles>2</meta:editing-cycles>
    <meta:generator>LibreOffice/6.0.7.3$Linux_X86_64 LibreOffice_project/00m0$Build-3</meta:generator>
    <meta:document-statistic meta:table-count="1" meta:cell-count="163" meta:object-count="0"/>
  </office:meta>
</office:document-meta>
</file>